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njaliOldLipi" fo:font-size="26pt" officeooo:rsid="000628c4" officeooo:paragraph-rsid="000628c4" style:font-size-asian="26pt" style:font-size-complex="26pt"/>
    </style:style>
    <style:style style:name="P2" style:family="paragraph" style:parent-style-name="Standard">
      <style:text-properties style:font-name="AnjaliOldLipi" fo:font-size="14pt" officeooo:rsid="0007b366" officeooo:paragraph-rsid="0007b366" style:font-size-asian="12.25pt" style:font-size-complex="14pt"/>
    </style:style>
    <style:style style:name="P3" style:family="paragraph" style:parent-style-name="Standard">
      <style:text-properties style:font-name="AnjaliOldLipi" fo:font-size="14pt" officeooo:rsid="000833a9" officeooo:paragraph-rsid="000833a9" style:font-size-asian="12.25pt" style:font-size-complex="14pt"/>
    </style:style>
    <style:style style:name="P4" style:family="paragraph" style:parent-style-name="Standard">
      <style:text-properties style:font-name="AnjaliOldLipi" fo:font-size="14pt" officeooo:rsid="000939de" officeooo:paragraph-rsid="000939de" style:font-size-asian="12.25pt" style:font-size-complex="14pt"/>
    </style:style>
    <style:style style:name="P5" style:family="paragraph" style:parent-style-name="Standard">
      <style:text-properties style:font-name="AnjaliOldLipi" fo:font-size="14pt" officeooo:rsid="00097e53" officeooo:paragraph-rsid="00097e53" style:font-size-asian="12.25pt" style:font-size-complex="14pt"/>
    </style:style>
    <style:style style:name="P6" style:family="paragraph" style:parent-style-name="Standard">
      <style:text-properties style:font-name="AnjaliOldLipi" fo:font-size="14pt" officeooo:rsid="000da8ac" officeooo:paragraph-rsid="000da8ac" style:font-size-asian="12.25pt" style:font-size-complex="14pt"/>
    </style:style>
    <style:style style:name="P7" style:family="paragraph" style:parent-style-name="Standard">
      <style:text-properties style:font-name="AnjaliOldLipi" fo:font-size="14pt" officeooo:rsid="001175e7" officeooo:paragraph-rsid="001175e7" style:font-size-asian="12.25pt" style:font-size-complex="14pt"/>
    </style:style>
    <style:style style:name="P8" style:family="paragraph" style:parent-style-name="Standard">
      <style:text-properties style:font-name="AnjaliOldLipi" fo:font-size="14pt" officeooo:rsid="00131e8a" officeooo:paragraph-rsid="00131e8a" style:font-size-asian="12.25pt" style:font-size-complex="14pt"/>
    </style:style>
    <style:style style:name="P9" style:family="paragraph" style:parent-style-name="Standard">
      <style:text-properties style:font-name="AnjaliOldLipi" fo:font-size="14pt" officeooo:rsid="001619f7" officeooo:paragraph-rsid="001619f7" style:font-size-asian="12.25pt" style:font-size-complex="14pt"/>
    </style:style>
    <style:style style:name="P10" style:family="paragraph" style:parent-style-name="Standard">
      <style:text-properties style:font-name="AnjaliOldLipi" fo:font-size="14pt" officeooo:rsid="00178686" officeooo:paragraph-rsid="00178686" style:font-size-asian="12.25pt" style:font-size-complex="14pt"/>
    </style:style>
    <style:style style:name="P11" style:family="paragraph" style:parent-style-name="Standard">
      <style:text-properties style:font-name="AnjaliOldLipi" fo:font-size="14pt" officeooo:rsid="0018746c" officeooo:paragraph-rsid="0018746c" style:font-size-asian="12.25pt" style:font-size-complex="14pt"/>
    </style:style>
    <style:style style:name="T1" style:family="text">
      <style:text-properties officeooo:rsid="000939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officeooo:rsid="000edc26"/>
    </style:style>
    <style:style style:name="T5" style:family="text">
      <style:text-properties officeooo:rsid="00149963"/>
    </style:style>
    <style:style style:name="T6" style:family="text">
      <style:text-properties officeooo:rsid="001a52aa"/>
    </style:style>
    <style:style style:name="T7" style:family="text">
      <style:text-properties officeooo:rsid="001b55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achstumsberechnungen</text:p>
      <text:p text:style-name="P1"/>
      <text:p text:style-name="P2">Wachstumsberrechnungen sind relevant bei Fragestellungen wie: Umsätze von Appel im Jahr 2016. Es gibt Diverse Formeln und Szenarien bei der Wachstumsberechnung.</text:p>
      <text:p text:style-name="P2"/>
      <text:p text:style-name="P3">1. Wachstumsberechnung <text:span text:style-name="T1">mit 2 Werten</text:span></text:p>
      <text:p text:style-name="P3"/>
      <text:p text:style-name="P4"><text:span text:style-name="T2">Growth-Rate</text:span> = (<text:span text:style-name="T2">PresentValue</text:span> – <text:span text:style-name="T3">PastValue</text:span> / <text:span text:style-name="T2">PastValue</text:span>) * 100%</text:p>
      <text:p text:style-name="P4"/>
      <text:p text:style-name="P10">Beispiel: <text:span text:style-name="T7">310 – 205 / 205 = 0.51 = 51%</text:span></text:p>
      <text:p text:style-name="P4"/>
      <text:p text:style-name="P4"/>
      <text:p text:style-name="P5">2. Wachstumsberechnung mit mehreren Werten</text:p>
      <text:p text:style-name="P5"/>
      <text:p text:style-name="P6"><text:span text:style-name="T2">Growth-Rate</text:span> = (<text:span text:style-name="T2">PresentValue</text:span> / <text:span text:style-name="T2">PastValue</text:span>) ^ 1 / n <text:s text:c="2"/>- <text:s/><text:span text:style-name="T4">1</text:span></text:p>
      <text:p text:style-name="P6"/>
      <text:p text:style-name="P7">Hier danach noch * 100% für eine Prozentangabe.</text:p>
      <text:p text:style-name="P8">N = Anzahl Zeitinterval<text:span text:style-name="T5">l</text:span>en</text:p>
      <text:p text:style-name="P8"/>
      <text:p text:style-name="P11">Beispiel: <text:span text:style-name="T6">(310 / 205) ^ 1/10 <text:s text:c="2"/>- <text:s/>1 <text:s/>= <text:s/>0.0422 = 4.22%</text:span></text:p>
      <text:p text:style-name="P8"/>
      <text:p text:style-name="P9"><text:span text:style-name="T2">Tipp</text:span>: genügend Klammern mach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9:37:17.004807004</meta:creation-date>
    <dc:date>2017-01-28T20:07:56.545392351</dc:date>
    <meta:editing-duration>PT20M10S</meta:editing-duration>
    <meta:editing-cycles>20</meta:editing-cycles>
    <meta:generator>LibreOffice/5.1.2.2$Linux_X86_64 LibreOffice_project/10m0$Build-2</meta:generator>
    <meta:document-statistic meta:table-count="0" meta:image-count="0" meta:object-count="0" meta:page-count="1" meta:paragraph-count="11" meta:word-count="88" meta:character-count="567" meta:non-whitespace-character-count="480"/>
  </office:meta>
</office:document-meta>
</file>